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 style:list-style-name="L1">
      <style:graphic-properties draw:fill="none" draw:fill-color="#c0c0c0" draw:fill-image-width="0cm" draw:fill-image-height="0cm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Lucida Sans Unicode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c0c0c0" draw:fill-image-width="0cm" draw:fill-image-height="0cm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style:font-name="Liberation Mono" fo:font-size="28pt" fo:letter-spacing="-0.053cm" fo:font-style="normal" style:font-size-asian="28pt" style:font-style-asian="normal" style:font-size-complex="28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font-name="Liberation Sans1" fo:font-style="normal" style:font-style-asian="normal" style:font-style-complex="normal"/>
    </style:style>
    <style:style style:name="T5" style:family="text">
      <style:text-properties style:font-name="Liberation Mono" fo:font-size="28pt" fo:letter-spacing="-0.053cm" fo:font-style="italic" style:font-size-asian="28pt" style:font-style-asian="italic" style:font-size-complex="28pt" style:font-style-complex="italic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Use <text:span text:style-name="T1">getcert add-scep-ca</text:span><text:span text:style-name="T2"> or </text:span><text:span text:style-name="T1">getcert add-ca</text:span><text:span text:style-name="T3"> </text:span><text:span text:style-name="T2">to teach certmonger about the location of your CA's SCEP interface and give it a nickname.</text:span></text:p>
              </text:list-item>
              <text:list-item>
                <text:p text:style-name="P1"><text:span text:style-name="T2"><text:s/></text:span><text:span text:style-name="T2">Use the new </text:span><text:span text:style-name="T1">-L</text:span><text:span text:style-name="T4"> and/or </text:span><text:span text:style-name="T5">-</text:span><text:span text:style-name="T1">l</text:span><text:span text:style-name="T2"> flags to specify the challenge password when requesting a certificate with </text:span><text:span text:style-name="T1">getcert request</text:span><text:span text:style-name="T2">.</text:span></text:p>
              </text:list-item>
              <text:list-item>
                <text:p text:style-name="P1"><text:span text:style-name="T2"><text:s/></text:span><text:span text:style-name="T2">Profit.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Using SCEP with certmong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lin Dahyabhai</meta:initial-creator>
    <meta:creation-date>2015-03-02T20:17:34.792806610</meta:creation-date>
    <dc:date>2015-03-02T20:32:15.491156894</dc:date>
    <dc:creator>Nalin Dahyabhai</dc:creator>
    <meta:editing-duration>PT14M40S</meta:editing-duration>
    <meta:editing-cycles>1</meta:editing-cycles>
    <meta:document-statistic meta:object-count="25"/>
    <meta:generator>LibreOffice/4.4.0.3$Linux_X86_64 LibreOffice_project/40$Build-3</meta:generator>
  </office:meta>
</office:document-meta>
</file>